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6.1cm" fo:min-width="6.86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47cm" fo:min-width="6.86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61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text-properties fo:font-size="12pt"/>
    </style:style>
    <style:style style:name="P10" style:family="paragraph">
      <loext:graphic-properties draw:fill="none" draw:fill-color="#ffffff"/>
      <style:text-properties fo:font-size="12pt"/>
    </style:style>
    <style:style style:name="P11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66cm" svg:height="6.35cm" svg:x="1.381cm" svg:y="3.286cm">
          <text:p text:style-name="P1">first_name : string</text:p>
          <text:p text:style-name="P1">last_name : string</text:p>
          <text:p text:style-name="P1">email : string</text:p>
          <text:p text:style-name="P1">password : string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7.366cm" svg:height="6.35cm" svg:x="18.581cm" svg:y="3.286cm">
          <text:p text:style-name="P3">user_id : integer</text:p>
          <text:p text:style-name="P3">name : string</text:p>
          <text:p text:style-name="P3">submitter_email : string</text:p>
          <text:p text:style-name="P3">reputation : integer</text:p>
          <text:p text:style-name="P3">verified : boolean</text:p>
          <text:p text:style-name="P3">status : boolean</text:p>
          <text:p text:style-name="P3">latitude : double</text:p>
          <text:p text:style-name="P3">longitude : double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366cm" svg:height="1.397cm" svg:x="1.381cm" svg:y="1.889cm">
          <text:p text:style-name="P3">User_Info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366cm" svg:height="1.397cm" svg:x="18.581cm" svg:y="1.889cm">
          <text:p text:style-name="P3">Pothole_Info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8.747cm" svg:y1="3.54cm" svg:x2="18.526cm" svg:y2="3.54cm">
          <text:p/>
        </draw:line>
        <draw:frame draw:style-name="gr4" draw:text-style-name="P6" draw:layer="layout" svg:width="0.889cm" svg:height="0.762cm" svg:x="8.874cm" svg:y="2.651cm">
          <draw:text-box>
            <text:p><text:span text:style-name="T1">1.</text:span></text:p>
          </draw:text-box>
        </draw:frame>
        <draw:frame draw:style-name="gr5" draw:text-style-name="P8" draw:layer="layout" svg:width="2.344cm" svg:height="0.725cm" svg:x="8.816cm" svg:y="3.577cm">
          <draw:text-box>
            <text:p text:style-name="P7"><text:span text:style-name="T1">User_Info</text:span></text:p>
          </draw:text-box>
        </draw:frame>
        <draw:frame draw:style-name="gr5" draw:text-style-name="P10" draw:layer="layout" svg:width="2.894cm" svg:height="0.725cm" svg:x="15.632cm" svg:y="3.667cm">
          <draw:text-box>
            <text:p text:style-name="P9">Pothole_Info</text:p>
          </draw:text-box>
        </draw:frame>
        <draw:frame draw:style-name="gr6" draw:text-style-name="P10" draw:layer="layout" svg:width="1.397cm" svg:height="0.86cm" svg:x="12.684cm" svg:y="2.905cm">
          <draw:text-box>
            <text:p text:style-name="P9">has</text:p>
          </draw:text-box>
        </draw:frame>
        <draw:custom-shape draw:style-name="gr7" draw:text-style-name="P11" draw:layer="layout" svg:width="0.434cm" svg:height="0.444cm" draw:transform="rotate (-1.5707963267949) translate (14.208cm 3.032cm)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10" draw:layer="layout" svg:width="0.381cm" svg:height="0.725cm" svg:x="17.637cm" svg:y="2.942cm">
          <draw:text-box>
            <text:p text:style-name="P9">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4T15:34:05.802452703</meta:creation-date>
    <dc:date>2018-11-04T16:17:43.424501264</dc:date>
    <meta:editing-duration>PT32M6S</meta:editing-duration>
    <meta:editing-cycles>4</meta:editing-cycles>
    <meta:generator>LibreOffice/6.1.3.1$Linux_X86_64 LibreOffice_project/10$Build-1</meta:generator>
    <meta:document-statistic meta:object-count="11"/>
  </office:meta>
</office:document-meta>
</file>